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0.4cm"/>
    </style:style>
    <style:style style:name="gr3" style:family="graphic" style:parent-style-name="standard">
      <style:graphic-properties draw:stroke="none" svg:stroke-color="#000000" draw:fill="none" draw:fill-color="#ffffff" fo:min-height="2.3cm"/>
    </style:style>
    <style:style style:name="P1" style:family="paragraph">
      <style:paragraph-properties fo:text-align="center"/>
    </style:style>
    <style:style style:name="P2" style:family="paragraph"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1" draw:id="id1" draw:layer="layout" draw:type="line" svg:x1="1cm" svg:y1="1cm" svg:x2="1.032cm" svg:y2="20.005cm" svg:d="M1000 1000l32 19005" svg:viewBox="0 0 33 19006">
          <text:p/>
        </draw:connector>
        <draw:connector draw:style-name="gr1" draw:text-style-name="P1" xml:id="id2" draw:id="id2" draw:layer="layout" draw:type="line" svg:x1="1cm" svg:y1="1cm" svg:x2="28.717cm" svg:y2="1cm" draw:start-shape="id1" draw:start-glue-point="2" svg:d="M1000 1000h27717" svg:viewBox="0 0 27718 1">
          <text:p/>
        </draw:connector>
        <draw:connector draw:style-name="gr1" draw:text-style-name="P1" xml:id="id3" draw:id="id3" draw:layer="layout" draw:type="line" svg:x1="28.717cm" svg:y1="1cm" svg:x2="28.717cm" svg:y2="20.005cm" draw:start-shape="id2" draw:start-glue-point="3" svg:d="M28717 1000v19005" svg:viewBox="0 0 1 19006">
          <text:p/>
        </draw:connector>
        <draw:connector draw:style-name="gr1" draw:text-style-name="P1" draw:layer="layout" draw:type="line" svg:x1="1.032cm" svg:y1="20.005cm" svg:x2="22.005cm" svg:y2="20.037cm" draw:start-shape="id1" draw:start-glue-point="3" svg:d="M1032 20005l20973 32" svg:viewBox="0 0 20974 33">
          <text:p/>
        </draw:connector>
        <draw:connector draw:style-name="gr1" draw:text-style-name="P1" draw:layer="layout" draw:type="line" svg:x1="28.717cm" svg:y1="20.005cm" svg:x2="25.006cm" svg:y2="20.005cm" draw:start-shape="id3" draw:start-glue-point="3" svg:d="M28717 20005h-3711" svg:viewBox="0 0 3712 1">
          <text:p/>
        </draw:connector>
        <draw:connector draw:style-name="gr1" draw:text-style-name="P1" draw:layer="layout" draw:type="line" svg:x1="25.006cm" svg:y1="21.005cm" svg:x2="25.006cm" svg:y2="18.069cm" svg:d="M25006 21005v-2936" svg:viewBox="0 0 1 2937">
          <text:p/>
        </draw:connector>
        <draw:connector draw:style-name="gr1" draw:text-style-name="P1" draw:layer="layout" draw:type="line" svg:x1="22.005cm" svg:y1="20.973cm" svg:x2="22.005cm" svg:y2="18.133cm" svg:d="M22005 20973v-2840" svg:viewBox="0 0 1 2841">
          <text:p/>
        </draw:connector>
        <draw:custom-shape draw:style-name="gr2" draw:text-style-name="P1" draw:layer="layout" svg:width="0.9cm" svg:height="1.3cm" svg:x="6.065cm" svg:y="1.035cm">
          <text:p text:style-name="P1">0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6.065cm" svg:y="2.4cm">
          <text:p text:style-name="P1">08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1.8cm" svg:height="2.55cm" svg:x="12.3cm" svg:y="8cm">
          <draw:text-box>
            <text:p text:style-name="P2"><text:span text:style-name="T1">S4</text:span></text:p>
          </draw:text-box>
        </draw:frame>
        <draw:custom-shape draw:style-name="gr2" draw:text-style-name="P1" draw:layer="layout" svg:width="0.9cm" svg:height="1.3cm" svg:x="18.1cm" svg:y="3.1cm">
          <text:p text:style-name="P1">0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8.1cm" svg:y="4.4cm">
          <text:p text:style-name="P1">0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25.1cm" svg:y="3cm">
          <text:p text:style-name="P1">0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25.1cm" svg:y="4.3cm">
          <text:p text:style-name="P1">0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8cm" svg:y="8cm">
          <text:p text:style-name="P1">0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8cm" svg:y="9.3cm">
          <text:p text:style-name="P1">0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25cm" svg:y="8cm">
          <text:p text:style-name="P1">0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25cm" svg:y="9.3cm">
          <text:p text:style-name="P1">0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8.1cm" svg:y="13.6cm">
          <text:p text:style-name="P1">0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8.1cm" svg:y="14.9cm">
          <text:p text:style-name="P1">0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25cm" svg:y="13.5cm">
          <text:p text:style-name="P1">0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25cm" svg:y="14.8cm">
          <text:p text:style-name="P1">07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D Canto</meta:initial-creator>
    <meta:creation-date>2016-07-05T11:01:55.041879155</meta:creation-date>
    <dc:date>2016-07-05T11:13:07.151030991</dc:date>
    <dc:creator>SD Canto</dc:creator>
    <meta:editing-duration>P0D</meta:editing-duration>
    <meta:editing-cycles>1</meta:editing-cycles>
    <meta:document-statistic meta:object-count="22"/>
    <meta:generator>LibreOffice/4.2.8.2$Linux_x86 LibreOffice_project/420m0$Build-2</meta:generator>
  </office:meta>
</office:document-meta>
</file>